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b53b" officeooo:paragraph-rsid="0055b53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1ae3a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6a6890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4707e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7ec8a3" officeooo:paragraph-rsid="007ec8a3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officeooo:rsid="007ec8a3" officeooo:paragraph-rsid="007ec8a3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rsid="00824262" officeooo:paragraph-rsid="00824262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824262" officeooo:paragraph-rsid="00824262" style:font-weight-asian="bold" style:font-weight-complex="bold"/>
    </style:style>
    <style:style style:name="P12" style:family="paragraph" style:parent-style-name="Standard">
      <style:text-properties style:text-line-through-style="solid" style:text-line-through-type="single"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57a5ee" officeooo:paragraph-rsid="0057a5ee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7f71b7" officeooo:paragraph-rsid="007f71b7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3148d5" officeooo:paragraph-rsid="003148d5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179cd7" officeooo:paragraph-rsid="003148d5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6b025b" officeooo:paragraph-rsid="006b025b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74260d" officeooo:paragraph-rsid="0074260d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661c15" officeooo:paragraph-rsid="0079feea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7f71b7" officeooo:paragraph-rsid="007f71b7" style:font-size-asian="12pt" style:font-weight-asian="normal" style:font-name-complex="DejaVu Sans Condensed2" style:font-size-complex="12pt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officeooo:paragraph-rsid="003148d5"/>
    </style:style>
    <style:style style:name="P22" style:family="paragraph" style:parent-style-name="Standard" style:list-style-name="L2">
      <style:text-properties style:text-line-through-style="solid" style:text-line-through-type="single" officeooo:paragraph-rsid="00677460"/>
    </style:style>
    <style:style style:name="P23" style:family="paragraph" style:parent-style-name="Standard" style:list-style-name="L2">
      <style:text-properties style:text-line-through-style="solid" style:text-line-through-type="single" officeooo:paragraph-rsid="0079feea"/>
    </style:style>
    <style:style style:name="P24" style:family="paragraph" style:parent-style-name="Standard" style:list-style-name="L2">
      <style:text-properties style:text-line-through-style="solid" style:text-line-through-type="single" fo:font-weight="normal" officeooo:paragraph-rsid="007f71b7" style:font-weight-asian="normal" style:font-weight-complex="normal"/>
    </style:style>
    <style:style style:name="P25" style:family="paragraph" style:parent-style-name="Standard" style:list-style-name="L2">
      <style:text-properties style:text-line-through-style="solid" style:text-line-through-type="single" officeooo:rsid="007f71b7" officeooo:paragraph-rsid="007f71b7"/>
    </style:style>
    <style:style style:name="P26" style:family="paragraph" style:parent-style-name="Standard" style:list-style-name="L2">
      <style:text-properties style:text-line-through-style="solid" style:text-line-through-type="single" officeooo:rsid="0079feea" officeooo:paragraph-rsid="0079fe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b27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368855" style:font-weight-asian="bold" style:font-weight-complex="bold"/>
    </style:style>
    <style:style style:name="T5" style:family="text">
      <style:text-properties fo:font-weight="bold" officeooo:rsid="0040434f" style:font-weight-asian="bold" style:font-weight-complex="bold"/>
    </style:style>
    <style:style style:name="T6" style:family="text">
      <style:text-properties fo:font-weight="bold" officeooo:rsid="006b025b" style:font-weight-asian="bold" style:font-weight-complex="bold"/>
    </style:style>
    <style:style style:name="T7" style:family="text">
      <style:text-properties fo:font-weight="bold" officeooo:rsid="0078ce09" style:font-weight-asian="bold" style:font-weight-complex="bold"/>
    </style:style>
    <style:style style:name="T8" style:family="text">
      <style:text-properties officeooo:rsid="0044707e"/>
    </style:style>
    <style:style style:name="T9" style:family="text">
      <style:text-properties officeooo:rsid="0057a5ee"/>
    </style:style>
    <style:style style:name="T10" style:family="text">
      <style:text-properties fo:font-weight="normal" officeooo:rsid="0019eb27" style:font-weight-asian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7a5ee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61b262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6050a7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9be8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38bb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67746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6a6890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4707e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455108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7f71b7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79feea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61c15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name-complex="DejaVu Sans Condensed2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7f71b7" style:font-size-asian="12pt" style:font-weight-asian="normal" style:font-name-complex="DejaVu Sans Condensed2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6b025b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6a6890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55108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4707e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67746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5d267d" style:font-size-asian="12pt" style:font-weight-asian="bold" style:font-name-complex="DejaVu Sans Condensed2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name-complex="DejaVu Sans Condensed2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officeooo:rsid="003148d5" style:font-size-asian="12pt" style:font-name-complex="DejaVu Sans Condensed2" style:font-size-complex="12pt"/>
    </style:style>
    <style:style style:name="T36" style:family="text">
      <style:text-properties style:text-line-through-style="none" style:text-line-through-type="none" style:font-name="DejaVu Sans Condensed" fo:font-size="12pt" officeooo:rsid="005d267d" style:font-size-asian="12pt" style:font-name-complex="DejaVu Sans Condensed2" style:font-size-complex="12pt"/>
    </style:style>
    <style:style style:name="T37" style:family="text">
      <style:text-properties style:text-line-through-style="none" style:text-line-through-type="none" style:font-name="DejaVu Sans Condensed" fo:font-size="12pt" officeooo:rsid="007f71b7" style:font-size-asian="12pt" style:font-name-complex="DejaVu Sans Condensed2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677460" style:font-size-asian="12pt" style:font-name-complex="DejaVu Sans Condensed2" style:font-size-complex="12pt"/>
    </style:style>
    <style:style style:name="T39" style:family="text">
      <style:text-properties officeooo:rsid="006a6890"/>
    </style:style>
    <style:style style:name="T40" style:family="text">
      <style:text-properties style:font-name="DejaVu Sans Condensed" fo:font-size="12pt" fo:font-weight="bold" officeooo:rsid="00520371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7d5b4e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477a52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44707e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69a034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6b025b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6a6890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455108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677460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bold" officeooo:rsid="00824262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officeooo:rsid="005d267d" style:font-size-asian="12pt" style:font-weight-asian="bold" style:font-name-complex="DejaVu Sans Condensed2" style:font-size-complex="12pt" style:font-weight-complex="bold"/>
    </style:style>
    <style:style style:name="T55" style:family="text">
      <style:text-properties style:font-name="DejaVu Sans Condensed" fo:font-size="12pt" fo:font-weight="bold" officeooo:rsid="003148d5" style:font-size-asian="12pt" style:font-weight-asian="bold" style:font-name-complex="DejaVu Sans Condensed2" style:font-size-complex="12pt" style:font-weight-complex="bold"/>
    </style:style>
    <style:style style:name="T56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57" style:family="text">
      <style:text-properties style:font-name="DejaVu Sans Condensed" fo:font-size="12pt" fo:font-weight="normal" officeooo:rsid="006a6890" style:font-size-asian="12pt" style:font-weight-asian="normal" style:font-size-complex="12pt" style:font-weight-complex="normal"/>
    </style:style>
    <style:style style:name="T58" style:family="text">
      <style:text-properties style:font-name="DejaVu Sans Condensed" fo:font-size="12pt" fo:font-weight="normal" officeooo:rsid="0044707e" style:font-size-asian="12pt" style:font-weight-asian="normal" style:font-size-complex="12pt" style:font-weight-complex="normal"/>
    </style:style>
    <style:style style:name="T59" style:family="text">
      <style:text-properties style:font-name="DejaVu Sans Condensed" fo:font-size="12pt" fo:font-weight="normal" officeooo:rsid="00455108" style:font-size-asian="12pt" style:font-weight-asian="normal" style:font-size-complex="12pt" style:font-weight-complex="normal"/>
    </style:style>
    <style:style style:name="T60" style:family="text">
      <style:text-properties style:font-name="DejaVu Sans Condensed" fo:font-size="12pt" fo:font-weight="normal" officeooo:rsid="0057a5ee" style:font-size-asian="12pt" style:font-weight-asian="normal" style:font-size-complex="12pt" style:font-weight-complex="normal"/>
    </style:style>
    <style:style style:name="T61" style:family="text">
      <style:text-properties style:font-name="DejaVu Sans Condensed" fo:font-size="12pt" fo:font-weight="normal" officeooo:rsid="00638bb1" style:font-size-asian="12pt" style:font-weight-asian="normal" style:font-size-complex="12pt" style:font-weight-complex="normal"/>
    </style:style>
    <style:style style:name="T62" style:family="text">
      <style:text-properties style:font-name="DejaVu Sans Condensed" fo:font-size="12pt" fo:font-weight="normal" officeooo:rsid="006050a7" style:font-size-asian="12pt" style:font-weight-asian="normal" style:font-size-complex="12pt" style:font-weight-complex="normal"/>
    </style:style>
    <style:style style:name="T63" style:family="text">
      <style:text-properties style:font-name="DejaVu Sans Condensed" fo:font-size="12pt" fo:font-weight="normal" officeooo:rsid="0059be81" style:font-size-asian="12pt" style:font-weight-asian="normal" style:font-size-complex="12pt" style:font-weight-complex="normal"/>
    </style:style>
    <style:style style:name="T64" style:family="text">
      <style:text-properties style:font-name="DejaVu Sans Condensed" fo:font-size="12pt" fo:font-weight="normal" officeooo:rsid="0061b262" style:font-size-asian="12pt" style:font-weight-asian="normal" style:font-size-complex="12pt" style:font-weight-complex="normal"/>
    </style:style>
    <style:style style:name="T65" style:family="text">
      <style:text-properties style:font-name="DejaVu Sans Condensed" fo:font-size="12pt" fo:font-weight="normal" officeooo:rsid="00677460" style:font-size-asian="12pt" style:font-weight-asian="normal" style:font-size-complex="12pt" style:font-weight-complex="normal"/>
    </style:style>
    <style:style style:name="T66" style:family="text">
      <style:text-properties style:font-name="DejaVu Sans Condensed" fo:font-size="12pt" fo:font-weight="normal" officeooo:rsid="007f71b7" style:font-size-asian="12pt" style:font-weight-asian="normal" style:font-size-complex="12pt" style:font-weight-complex="normal"/>
    </style:style>
    <style:style style:name="T67" style:family="text">
      <style:text-properties style:font-name="DejaVu Sans Condensed" fo:font-size="12pt" fo:font-weight="normal" officeooo:rsid="00661c15" style:font-size-asian="12pt" style:font-weight-asian="normal" style:font-size-complex="12pt" style:font-weight-complex="normal"/>
    </style:style>
    <style:style style:name="T68" style:family="text">
      <style:text-properties style:font-name="DejaVu Sans Condensed" fo:font-size="12pt" fo:font-weight="normal" officeooo:rsid="0079feea" style:font-size-asian="12pt" style:font-weight-asian="normal" style:font-size-complex="12pt" style:font-weight-complex="normal"/>
    </style:style>
    <style:style style:name="T69" style:family="text">
      <style:text-properties style:font-name="DejaVu Sans Condensed" fo:font-size="12pt" fo:font-weight="normal" style:font-size-asian="12pt" style:font-weight-asian="normal" style:font-name-complex="DejaVu Sans Condensed2" style:font-size-complex="12pt" style:font-weight-complex="normal"/>
    </style:style>
    <style:style style:name="T70" style:family="text">
      <style:text-properties style:font-name="DejaVu Sans Condensed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71" style:family="text">
      <style:text-properties style:font-name="DejaVu Sans Condensed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72" style:family="text">
      <style:text-properties style:font-name="DejaVu Sans Condensed" fo:font-size="12pt" fo:font-weight="normal" officeooo:rsid="007f71b7" style:font-size-asian="12pt" style:font-weight-asian="normal" style:font-name-complex="DejaVu Sans Condensed2" style:font-size-complex="12pt" style:font-weight-complex="normal"/>
    </style:style>
    <style:style style:name="T73" style:family="text">
      <style:text-properties style:font-name="DejaVu Sans Condensed" fo:font-size="12pt" officeooo:rsid="003148d5" style:font-size-asian="12pt" style:font-name-complex="DejaVu Sans Condensed2" style:font-size-complex="12pt"/>
    </style:style>
    <style:style style:name="T74" style:family="text">
      <style:text-properties style:font-name="DejaVu Sans Condensed" fo:font-size="12pt" officeooo:rsid="005d267d" style:font-size-asian="12pt" style:font-name-complex="DejaVu Sans Condensed2" style:font-size-complex="12pt"/>
    </style:style>
    <style:style style:name="T75" style:family="text">
      <style:text-properties style:font-name="DejaVu Sans Condensed" fo:font-size="12pt" officeooo:rsid="007f71b7" style:font-size-asian="12pt" style:font-name-complex="DejaVu Sans Condensed2" style:font-size-complex="12pt"/>
    </style:style>
    <style:style style:name="T76" style:family="text">
      <style:text-properties style:font-name="DejaVu Sans Condensed" fo:font-size="12pt" officeooo:rsid="00677460" style:font-size-asian="12pt" style:font-name-complex="DejaVu Sans Condensed2" style:font-size-complex="12pt"/>
    </style:style>
    <style:style style:name="T77" style:family="text">
      <style:text-properties style:font-name="DejaVu Sans Condensed" fo:font-size="12pt" style:font-size-asian="12pt" style:font-size-complex="12pt"/>
    </style:style>
    <style:style style:name="T78" style:family="text">
      <style:text-properties style:font-name="DejaVu Sans Condensed" fo:font-size="12pt" officeooo:rsid="006a6890" style:font-size-asian="12pt" style:font-size-complex="12pt"/>
    </style:style>
    <style:style style:name="T79" style:family="text">
      <style:text-properties officeooo:rsid="0074260d"/>
    </style:style>
    <style:style style:name="T80" style:family="text">
      <style:text-properties officeooo:rsid="0079feea"/>
    </style:style>
    <style:style style:name="T81" style:family="text">
      <style:text-properties officeooo:rsid="007f71b7"/>
    </style:style>
    <style:style style:name="T82" style:family="text">
      <style:text-properties officeooo:rsid="008242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2">2</text:span><text:span text:style-name="T40">0</text:span><text:span text:style-name="T42">2</text:span><text:span text:style-name="T41"> - </text:span><text:span text:style-name="T42">Ground</text:span><text:span text:style-name="T43"> - </text:span><text:span text:style-name="T44">Pre</text:span><text:span text:style-name="T45">f</text:span><text:span text:style-name="T46">light</text:span><text:span text:style-name="T47">, </text:span><text:span text:style-name="T53">Taxi, </text:span><text:span text:style-name="T48">Performance Limits</text:span></text:p>
      <text:p text:style-name="P4"/>
      <text:p text:style-name="P4"><text:span text:style-name="T8">Preflight</text:span> (<text:span text:style-name="T8">after cold start or from </text:span>hot start)<text:span text:style-name="T82"> -- WIP</text:span></text:p>
      <text:list xml:id="list2337552036" text:style-name="L1">
        <text:list-item>
          <text:p text:style-name="P1"><text:span text:style-name="T1">INSTRUMENT</text:span><text:span text:style-name="T6">S</text:span> and <text:span text:style-name="T1">CONSOLES</text:span> lights ... <text:span text:style-name="T1">As desired</text:span> (right console<text:span text:style-name="T39"> forward</text:span>)</text:p>
        </text:list-item>
        <text:list-item>
          <text:p text:style-name="P1"><text:span text:style-name="T1">External lights</text:span> ... <text:span text:style-name="T1">As desired</text:span> (right console<text:span text:style-name="T39"> forward</text:span>)</text:p>
        </text:list-item>
        <text:list-item>
          <text:p text:style-name="P3"><text:span text:style-name="T3">R</text:span><text:span text:style-name="T2">adar </text:span><text:span text:style-name="T4">A</text:span><text:span text:style-name="T2">ltimeter</text:span><text:span text:style-name="T10"> ... </text:span><text:span text:style-name="T5">Set bug a</text:span><text:span text:style-name="T2">s desired</text:span><text:span text:style-name="T7">??</text:span></text:p>
        </text:list-item>
        <text:list-item>
          <text:p text:style-name="P6"><text:span text:style-name="T49">PITOT HEAT</text:span><text:span text:style-name="T57"> ... </text:span><text:span text:style-name="T50">As needed</text:span><text:span text:style-name="T57"> (left front wall, under gear handle)</text:span></text:p>
        </text:list-item>
        <text:list-item>
          <text:p text:style-name="P6"><text:span text:style-name="T49">ENGINE ANTI-ICE button</text:span><text:span text:style-name="T57"> ... </text:span><text:span text:style-name="T50">As needed</text:span><text:span text:style-name="T57"> (ENGINE panel, left console in front of throttle</text:span></text:p>
        </text:list-item>
        <text:list-item>
          <text:p text:style-name="P7"><text:span text:style-name="T51">R</text:span><text:span text:style-name="T45">adios</text:span><text:span text:style-name="T58"> ... </text:span><text:span text:style-name="T51">As needed</text:span><text:span text:style-name="T59"> (</text:span><text:span text:style-name="T57">see other page for radio tuning)</text:span></text:p>
        </text:list-item>
        <text:list-item>
          <text:p text:style-name="P8"><text:span text:style-name="T50">Navigation</text:span><text:span text:style-name="T57"> ... </text:span><text:span text:style-name="T50">As needed</text:span><text:span text:style-name="T57"> (see other page for navigation systems)</text:span></text:p>
        </text:list-item>
      </text:list>
      <text:p text:style-name="P9"><text:span text:style-name="T57"/></text:p>
      <text:p text:style-name="P11"><text:span text:style-name="T78">T</text:span><text:span text:style-name="T77">axi</text:span></text:p>
      <text:list xml:id="list599868664" text:style-name="L3">
        <text:list-item>
          <text:p text:style-name="P10"><text:span text:style-name="T56">Use differential brakes for taxi, no nosewheel steering.</text:span></text:p>
        </text:list-item>
        <text:list-item>
          <text:p text:style-name="P10"><text:span text:style-name="T56">Current nosewheel angle is shown with a gauge above gunsight??</text:span></text:p>
        </text:list-item>
      </text:list>
      <text:p text:style-name="P2"/>
      <text:p text:style-name="P12">Performance limits</text:p>
      <text:list xml:id="list3531163881" text:style-name="L2">
        <text:list-item>
          <text:p text:style-name="P21"><text:span text:style-name="T73">F</text:span><text:span text:style-name="T70">uel: </text:span><text:span text:style-name="T54">3960</text:span><text:span text:style-name="T55"> lbs internal</text:span></text:p>
        </text:list-item>
        <text:list-item>
          <text:p text:style-name="P24"><text:span text:style-name="T74">Fuel flow</text:span><text:span text:style-name="T75"> (sea level, ISA):</text:span></text:p>
          <text:list>
            <text:list-item>
              <text:p text:style-name="P24"><text:span text:style-name="T75">M</text:span><text:span text:style-name="T76">il power</text:span><text:span text:style-name="T75">:</text:span><text:span text:style-name="T74"> approx 2000 lbs/hr</text:span></text:p>
            </text:list-item>
            <text:list-item>
              <text:p text:style-name="P22"><text:span text:style-name="T71">MPR </text:span><text:span text:style-name="T72">power:</text:span><text:span text:style-name="T71"> approx 2600 lbs/hr</text:span></text:p>
            </text:list-item>
          </text:list>
        </text:list-item>
        <text:list-item>
          <text:p text:style-name="P25"><text:span text:style-name="T71">E</text:span><text:span text:style-name="T69">ndurance:</text:span></text:p>
          <text:list>
            <text:list-item>
              <text:p text:style-name="P20">Mil power: 1h59m</text:p>
            </text:list-item>
            <text:list-item>
              <text:p text:style-name="P20">MPR power: 1h31m</text:p>
            </text:list-item>
          </text:list>
        </text:list-item>
        <text:list-item>
          <text:p text:style-name="P22"><text:span text:style-name="T60">TFE731-5-1J </text:span><text:span text:style-name="T61">e</text:span><text:span text:style-name="T60">ngine </text:span><text:span text:style-name="T62">I</text:span><text:span text:style-name="T63">TT</text:span><text:span text:style-name="T62"> (</text:span><text:span text:style-name="T64">Inter-</text:span><text:span text:style-name="T62">Turbine Temperature)</text:span><text:span text:style-name="T60">:</text:span></text:p>
          <text:list>
            <text:list-item>
              <text:p text:style-name="P22"><text:span text:style-name="T65">The engine is robust and can be run at any attainable temperature for </text:span><text:span text:style-name="T52">any length of time, including MPR power</text:span><text:span text:style-name="T65">.</text:span><text:span text:style-name="T57"> <text:s/>Official real-life limit </text:span><text:span text:style-name="T66">for MPR </text:span><text:span text:style-name="T57">is 5 minutes, but pilots say that can be ignored.</text:span></text:p>
            </text:list-item>
          </text:list>
        </text:list-item>
        <text:list-item>
          <text:p text:style-name="P13">Engine oil:</text:p>
          <text:list>
            <text:list-item>
              <text:p text:style-name="P13">30 deg C, minimum</text:p>
            </text:list-item>
            <text:list-item>
              <text:p text:style-name="P13">127 deg C, max up to 30,000 ft</text:p>
            </text:list-item>
            <text:list-item>
              <text:p text:style-name="P13">149 deg C, max for 2 min at any altitude</text:p>
            </text:list-item>
          </text:list>
        </text:list-item>
        <text:list-item>
          <text:p text:style-name="P14">Flaps:</text:p>
          <text:list>
            <text:list-item>
              <text:p text:style-name="P15"><text:span text:style-name="T9">Takeoff</text:span>: <text:span text:style-name="T9">19</text:span>0 kts</text:p>
            </text:list-item>
            <text:list-item>
              <text:p text:style-name="P13"><text:span text:style-name="T81">F</text:span>ull: 150 kts</text:p>
            </text:list-item>
          </text:list>
        </text:list-item>
        <text:list-item>
          <text:p text:style-name="P16">Landing <text:span text:style-name="T81">g</text:span>ear: 2<text:span text:style-name="T9">0</text:span>0 kts</text:p>
        </text:list-item>
        <text:list-item>
          <text:p text:style-name="P13">Landing lights: 200 kts</text:p>
        </text:list-item>
        <text:list-item>
          <text:p text:style-name="P13">Zero or negative G flight: 30 sec</text:p>
        </text:list-item>
        <text:list-item>
          <text:p text:style-name="P17">Best climb speed: 215 kts at sea level<text:span text:style-name="T79"> clean</text:span>, subtract 5 kts per 5000 ft<text:span text:style-name="T79"> (probably slower if heavier)</text:span></text:p>
        </text:list-item>
        <text:list-item>
          <text:p text:style-name="P18">Steepest climb speed: On-speed AOA (green circle in AOA meter)</text:p>
        </text:list-item>
        <text:list-item>
          <text:p text:style-name="P23"><text:span text:style-name="T67">Tested max speed </text:span><text:span text:style-name="T66">(</text:span><text:span text:style-name="T67">sea level</text:span><text:span text:style-name="T66">,</text:span><text:span text:style-name="T67"> ISA</text:span><text:span text:style-name="T66">)</text:span><text:span text:style-name="T68">:</text:span></text:p>
          <text:list>
            <text:list-item>
              <text:p text:style-name="P19"><text:span text:style-name="T80">C</text:span>lean/no pylons:</text:p>
              <text:list>
                <text:list-item>
                  <text:p text:style-name="P22"><text:span text:style-name="T66">M</text:span><text:span text:style-name="T65">il power: </text:span><text:span text:style-name="T67">366 kts, Mach 0.56</text:span></text:p>
                </text:list-item>
                <text:list-item>
                  <text:p text:style-name="P22"><text:span text:style-name="T65">MPR </text:span><text:span text:style-name="T66">power</text:span><text:span text:style-name="T65">: 378 kts, Mach 0.575</text:span></text:p>
                </text:list-item>
              </text:list>
            </text:list-item>
            <text:list-item>
              <text:p text:style-name="P26"><text:span text:style-name="T65">2</text:span><text:span text:style-name="T56">x AIM-9M and DEFA 30 mm cannon</text:span></text:p>
              <text:list>
                <text:list-item>
                  <text:p text:style-name="P23"><text:span text:style-name="T66">M</text:span><text:span text:style-name="T65">il power: 3</text:span><text:span text:style-name="T68">30 </text:span><text:span text:style-name="T65">kts, Mach 0.</text:span><text:span text:style-name="T68">495</text:span></text:p>
                </text:list-item>
                <text:list-item>
                  <text:p text:style-name="P23"><text:span text:style-name="T65">MPR </text:span><text:span text:style-name="T66">power</text:span><text:span text:style-name="T65">: 3</text:span><text:span text:style-name="T68">43</text:span><text:span text:style-name="T65"> kts, Mach 0.5</text:span><text:span text:style-name="T68">2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6H20M25S</meta:editing-duration>
    <meta:editing-cycles>98</meta:editing-cycles>
    <meta:generator>LibreOffice/7.0.3.1$Windows_X86_64 LibreOffice_project/d7547858d014d4cf69878db179d326fc3483e082</meta:generator>
    <dc:date>2022-09-15T22:12:43.388000000</dc:date>
    <meta:document-statistic meta:table-count="0" meta:image-count="0" meta:object-count="0" meta:page-count="1" meta:paragraph-count="41" meta:word-count="326" meta:character-count="1684" meta:non-whitespace-character-count="1435"/>
  </office:meta>
</office:document-meta>
</file>